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808080" draw:marker-start-width="0.25cm" draw:marker-end="Short_20_line_20_Arrow" draw:marker-end-width="0.35cm" draw:fill="none" draw:textarea-vertical-align="middle" fo:padding-top="-0.01cm" fo:padding-bottom="-0.01cm" fo:padding-left="0.115cm" fo:padding-right="0.115cm"/>
    </style:style>
    <style:style style:name="gr2" style:family="graphic" style:parent-style-name="standard">
      <style:graphic-properties svg:stroke-width="0.03cm" svg:stroke-color="#801900" draw:marker-start-width="0.25cm" draw:marker-end-width="0.25cm" draw:textarea-horizontal-align="justify" draw:textarea-vertical-align="middle" draw:auto-grow-height="false" fo:min-height="0.528cm" fo:min-width="0.49cm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-0.025cm" fo:padding-bottom="-0.025cm" fo:padding-left="0.1cm" fo:padding-right="0.1cm"/>
    </style:style>
    <style:style style:name="gr4" style:family="graphic" style:parent-style-name="standard">
      <style:graphic-properties svg:stroke-color="#333333" draw:fill="solid" draw:fill-color="#ffff99" draw:textarea-horizontal-align="justify" draw:textarea-vertical-align="middle" draw:auto-grow-height="false" fo:min-height="0.229cm" fo:min-width="0.471cm"/>
    </style:style>
    <style:style style:name="gr5" style:family="graphic" style:parent-style-name="standard">
      <style:graphic-properties draw:textarea-horizontal-align="justify" draw:textarea-vertical-align="middle" draw:auto-grow-height="false" fo:min-height="5.75cm" fo:min-width="4.3cm"/>
    </style:style>
    <style:style style:name="gr6" style:family="graphic" style:parent-style-name="standard">
      <style:graphic-properties svg:stroke-width="0cm" svg:stroke-color="#808080" draw:fill="solid" draw:fill-color="#ffff99" draw:opacity="100%" draw:textarea-horizontal-align="justify" draw:textarea-vertical-align="middle" draw:auto-grow-height="false" fo:min-height="0.383cm" fo:min-width="0.133cm" draw:shadow-opacity="100%"/>
    </style:style>
    <style:style style:name="gr7" style:family="graphic" style:parent-style-name="standard">
      <style:graphic-properties svg:stroke-color="#333333" draw:fill="solid" draw:fill-color="#ffff99" draw:textarea-horizontal-align="justify" draw:textarea-vertical-align="middle" draw:auto-grow-height="false" fo:min-height="0.25cm" fo:min-width="0.671cm"/>
    </style:style>
    <style:style style:name="gr8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9" style:family="graphic" style:parent-style-name="objectwithoutfill">
      <style:graphic-properties draw:marker-start="Arrow_20_concave" draw:marker-start-width="0.1cm" draw:marker-end="" draw:marker-end-width="0.2cm" draw:fill="none" draw:textarea-vertical-align="middle"/>
    </style:style>
    <style:style style:name="gr10" style:family="graphic" style:parent-style-name="objectwithoutfill">
      <style:graphic-properties draw:marker-start="Arrow_20_concave" draw:marker-start-width="0.1cm" draw:marker-end="" draw:marker-end-width="0.1cm" draw:fill="none" draw:textarea-vertical-align="middle"/>
    </style:style>
    <style:style style:name="gr11" style:family="graphic" style:parent-style-name="objectwithoutfill">
      <style:graphic-properties svg:stroke-width="0.02cm" svg:stroke-color="#808080" draw:marker-start-width="0.23cm" draw:marker-end="Short_20_line_20_Arrow" draw:marker-end-width="0.33cm" draw:fill="none" draw:textarea-vertical-align="middle" fo:padding-top="-0.015cm" fo:padding-bottom="-0.015cm" fo:padding-left="0.11cm" fo:padding-right="0.11cm"/>
    </style:style>
    <style:style style:name="gr12" style:family="graphic" style:parent-style-name="objectwithoutfill">
      <style:graphic-properties svg:stroke-width="0.03cm" svg:stroke-color="#801900" draw:marker-start-width="0.25cm" draw:marker-end="Arrow" draw:marker-end-width="0.2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loext:graphic-properties draw:fill="solid" draw:fill-color="#ffff99" draw:opacity="100%"/>
      <style:paragraph-properties fo:text-align="center"/>
    </style:style>
    <style:style style:name="T1" style:family="text">
      <style:text-properties style:text-position="sub 75%"/>
    </style:style>
    <style:style style:name="T2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2" draw:layer="layout" svg:x1="10.993cm" svg:y1="10.435cm" svg:x2="13.093cm" svg:y2="10.435cm">
          <text:p text:style-name="P1">y<text:span text:style-name="T1">10</text:span></text:p>
          <text:p text:style-name="P1"/>
        </draw:line>
        <draw:line draw:style-name="gr1" draw:text-style-name="P2" draw:layer="layout" svg:x1="10.993cm" svg:y1="9.435cm" svg:x2="13.093cm" svg:y2="9.435cm">
          <text:p text:style-name="P1">y<text:span text:style-name="T1">9</text:span></text:p>
          <text:p text:style-name="P1"/>
        </draw:line>
        <draw:line draw:style-name="gr1" draw:text-style-name="P2" draw:layer="layout" svg:x1="10.993cm" svg:y1="7.407cm" svg:x2="13.093cm" svg:y2="7.407cm">
          <text:p text:style-name="P1">y<text:span text:style-name="T1">2</text:span></text:p>
          <text:p text:style-name="P1"><text:span text:style-name="T1"/></text:p>
        </draw:line>
        <draw:custom-shape draw:style-name="gr2" draw:text-style-name="P1" draw:layer="layout" svg:width="1.4cm" svg:height="1.1cm" svg:x="13.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931cm" svg:y1="5.4cm" svg:x2="10.931cm" svg:y2="6.4cm">
          <text:p/>
        </draw:line>
        <draw:line draw:style-name="gr3" draw:text-style-name="P2" draw:layer="layout" svg:x1="6.931cm" svg:y1="6.4cm" svg:x2="10.931cm" svg:y2="6.4cm">
          <text:p/>
        </draw:line>
        <draw:line draw:style-name="gr3" draw:text-style-name="P2" draw:layer="layout" svg:x1="6.831cm" svg:y1="7.4cm" svg:x2="10.931cm" svg:y2="6.4cm">
          <text:p/>
        </draw:line>
        <draw:line draw:style-name="gr3" draw:text-style-name="P2" draw:layer="layout" svg:x1="6.931cm" svg:y1="9.4cm" svg:x2="10.931cm" svg:y2="6.4cm">
          <text:p/>
        </draw:line>
        <draw:line draw:style-name="gr3" draw:text-style-name="P2" draw:layer="layout" svg:x1="6.931cm" svg:y1="10.4cm" svg:x2="10.931cm" svg:y2="6.4cm">
          <text:p/>
        </draw:line>
        <draw:line draw:style-name="gr3" draw:text-style-name="P2" draw:layer="layout" svg:x1="6.931cm" svg:y1="6.4cm" svg:x2="10.931cm" svg:y2="7.4cm">
          <text:p/>
        </draw:line>
        <draw:line draw:style-name="gr3" draw:text-style-name="P2" draw:layer="layout" svg:x1="6.931cm" svg:y1="5.4cm" svg:x2="10.931cm" svg:y2="7.4cm">
          <text:p/>
        </draw:line>
        <draw:line draw:style-name="gr3" draw:text-style-name="P2" draw:layer="layout" svg:x1="6.931cm" svg:y1="7.4cm" svg:x2="10.931cm" svg:y2="7.4cm">
          <text:p/>
        </draw:line>
        <draw:line draw:style-name="gr3" draw:text-style-name="P2" draw:layer="layout" svg:x1="6.931cm" svg:y1="9.5cm" svg:x2="10.931cm" svg:y2="7.4cm">
          <text:p/>
        </draw:line>
        <draw:line draw:style-name="gr3" draw:text-style-name="P2" draw:layer="layout" svg:x1="6.931cm" svg:y1="10.4cm" svg:x2="10.931cm" svg:y2="7.4cm">
          <text:p/>
        </draw:line>
        <draw:line draw:style-name="gr3" draw:text-style-name="P2" draw:layer="layout" svg:x1="6.931cm" svg:y1="9.4cm" svg:x2="10.931cm" svg:y2="9.4cm">
          <text:p/>
        </draw:line>
        <draw:line draw:style-name="gr3" draw:text-style-name="P2" draw:layer="layout" svg:x1="6.931cm" svg:y1="5.4cm" svg:x2="10.931cm" svg:y2="9.4cm">
          <text:p/>
        </draw:line>
        <draw:line draw:style-name="gr3" draw:text-style-name="P2" draw:layer="layout" svg:x1="6.931cm" svg:y1="6.4cm" svg:x2="10.931cm" svg:y2="9.4cm">
          <text:p/>
        </draw:line>
        <draw:line draw:style-name="gr3" draw:text-style-name="P2" draw:layer="layout" svg:x1="6.931cm" svg:y1="7.4cm" svg:x2="10.931cm" svg:y2="9.4cm">
          <text:p/>
        </draw:line>
        <draw:line draw:style-name="gr3" draw:text-style-name="P2" draw:layer="layout" svg:x1="6.931cm" svg:y1="10.4cm" svg:x2="10.931cm" svg:y2="9.4cm">
          <text:p/>
        </draw:line>
        <draw:line draw:style-name="gr3" draw:text-style-name="P2" draw:layer="layout" svg:x1="6.931cm" svg:y1="10.4cm" svg:x2="10.931cm" svg:y2="10.4cm">
          <text:p/>
        </draw:line>
        <draw:line draw:style-name="gr3" draw:text-style-name="P2" draw:layer="layout" svg:x1="6.931cm" svg:y1="9.4cm" svg:x2="10.931cm" svg:y2="10.4cm">
          <text:p/>
        </draw:line>
        <draw:line draw:style-name="gr3" draw:text-style-name="P2" draw:layer="layout" svg:x1="6.931cm" svg:y1="7.4cm" svg:x2="10.931cm" svg:y2="10.4cm">
          <text:p/>
        </draw:line>
        <draw:line draw:style-name="gr3" draw:text-style-name="P2" draw:layer="layout" svg:x1="6.931cm" svg:y1="6.4cm" svg:x2="10.931cm" svg:y2="10.4cm">
          <text:p/>
        </draw:line>
        <draw:line draw:style-name="gr3" draw:text-style-name="P2" draw:layer="layout" svg:x1="6.931cm" svg:y1="5.4cm" svg:x2="10.931cm" svg:y2="10.4cm">
          <text:p/>
        </draw:line>
        <draw:line draw:style-name="gr1" draw:text-style-name="P2" draw:layer="layout" svg:x1="11cm" svg:y1="6.365cm" svg:x2="13.1cm" svg:y2="6.365cm">
          <text:p text:style-name="P1">y<text:span text:style-name="T1">1</text:span></text:p>
          <text:p text:style-name="P1"/>
        </draw:line>
        <draw:custom-shape draw:style-name="gr4" draw:text-style-name="P3" draw:layer="layout" svg:width="0.971cm" svg:height="0.479cm" svg:x="15.72cm" svg:y="6.146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8cm" svg:height="6cm" svg:x="4.4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95cm" svg:height="0.895cm" svg:x="10.505cm" svg:y="8.9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5cm" svg:height="0.895cm" svg:x="10.505cm" svg:y="9.9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5cm" svg:height="0.895cm" svg:x="10.505cm" svg:y="6.96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895cm" svg:height="0.895cm" svg:x="10.505cm" svg:y="5.95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171cm" svg:height="0.5cm" svg:x="13.05cm" svg:y="6.115cm">
          <text:p text:style-name="P1"><text:span text:style-name="T2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0.843cm" svg:height="0.516cm" svg:x="13.56cm" svg:y="4.2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ath draw:style-name="gr9" draw:text-style-name="P2" draw:layer="layout" svg:width="1.657cm" svg:height="3.727cm" draw:transform="rotate (2.44328641986686) translate (10.9032171131585cm 7.35536238246048cm)" svg:viewBox="0 0 1658 3728" svg:d="M0 3728c665-297 665-297 971-554 1685-1414-216-3213-575-3173">
          <text:p/>
        </draw:path>
        <draw:path draw:style-name="gr10" draw:text-style-name="P2" draw:layer="layout" svg:width="2.912cm" svg:height="5.476cm" draw:transform="rotate (2.44328641986686) translate (10.6cm 9.1cm)" svg:viewBox="0 0 2913 5477" svg:d="M941 5477c435-104 2289-1007 1925-2530-337-1023-1365-2248-2866-2947">
          <text:p/>
        </draw:path>
        <draw:path draw:style-name="gr10" draw:text-style-name="P2" draw:layer="layout" svg:width="3.957cm" svg:height="6.382cm" draw:transform="skewX (7.37251012003734E-017) rotate (2.44328641986686) translate (10.6cm 10.1cm)" svg:viewBox="0 0 3958 6383" svg:d="M1572 6383c499-27 2710-1018 2346-2540-375-1333-2393-3426-3918-3843">
          <text:p/>
        </draw:path>
        <draw:path draw:style-name="gr9" draw:text-style-name="P2" draw:layer="layout" svg:width="1.451cm" svg:height="2.535cm" draw:transform="rotate (2.44328641986686) translate (11.6696303651476cm 6.64231031539037cm)" svg:viewBox="0 0 1452 2536" svg:d="M0 2536c383-322 447-245 830-566 1072-900 506-1731 164-1970">
          <text:p/>
        </draw:path>
        <draw:line draw:style-name="gr11" draw:text-style-name="P2" draw:layer="layout" svg:x1="14.9cm" svg:y1="6.4cm" svg:x2="15.5cm" svg:y2="6.4cm">
          <text:p text:style-name="P1"/>
          <text:p text:style-name="P1"/>
        </draw:line>
        <draw:frame draw:style-name="gr8" draw:text-style-name="P1" draw:layer="layout" svg:width="0.504cm" svg:height="0.67cm" svg:x="14.3cm" svg:y="6.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" draw:text-style-name="P3" draw:layer="layout" svg:width="0.971cm" svg:height="0.479cm" svg:x="15.72cm" svg:y="7.168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171cm" svg:height="0.5cm" svg:x="13.05cm" svg:y="7.157cm">
          <text:p text:style-name="P1"><text:span text:style-name="T2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4.9cm" svg:y1="7.407cm" svg:x2="15.5cm" svg:y2="7.407cm">
          <text:p text:style-name="P1"/>
          <text:p text:style-name="P1"/>
        </draw:line>
        <draw:frame draw:style-name="gr8" draw:text-style-name="P1" draw:layer="layout" svg:width="0.504cm" svg:height="0.67cm" svg:x="14.3cm" svg:y="7.07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4" draw:text-style-name="P3" draw:layer="layout" svg:width="0.971cm" svg:height="0.479cm" svg:x="15.72cm" svg:y="9.197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171cm" svg:height="0.5cm" svg:x="13.05cm" svg:y="9.166cm">
          <text:p text:style-name="P1"><text:span text:style-name="T2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4.9cm" svg:y1="9.451cm" svg:x2="15.5cm" svg:y2="9.451cm">
          <text:p text:style-name="P1"/>
          <text:p text:style-name="P1"/>
        </draw:line>
        <draw:frame draw:style-name="gr8" draw:text-style-name="P1" draw:layer="layout" svg:width="0.504cm" svg:height="0.67cm" svg:x="14.3cm" svg:y="9.0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4" draw:text-style-name="P3" draw:layer="layout" svg:width="0.971cm" svg:height="0.479cm" svg:x="15.72cm" svg:y="10.161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171cm" svg:height="0.5cm" svg:x="13.05cm" svg:y="10.13cm">
          <text:p text:style-name="P1"><text:span text:style-name="T2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4.9cm" svg:y1="10.415cm" svg:x2="15.5cm" svg:y2="10.415cm">
          <text:p text:style-name="P1"/>
          <text:p text:style-name="P1"/>
        </draw:line>
        <draw:frame draw:style-name="gr8" draw:text-style-name="P1" draw:layer="layout" svg:width="0.504cm" svg:height="0.67cm" svg:x="14.3cm" svg:y="10.0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2" draw:text-style-name="P2" draw:layer="layout" svg:x1="13.6cm" svg:y1="6.1cm" svg:x2="13.8cm" svg:y2="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cccc" draw:marker-start-width="0.2cm" draw:marker-start-center="false" draw:marker-end-width="0.2cm" draw:marker-end-center="false" draw:fill="solid" draw:fill-color="#dddddd" draw:opacity="60%" draw:textarea-horizontal-align="justify" fo:padding-top="0.125cm" fo:padding-bottom="0.125cm" fo:padding-left="0.25cm" fo:padding-right="0.25cm" draw:shadow="hidden" draw:shadow-offset-x="0.2cm" draw:shadow-offset-y="0.2cm" draw:shadow-color="#808080" draw:shadow-opacity="6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6633" draw:marker-start-width="0.2cm" draw:marker-end-width="0cm" draw:fill="none" text:animation-delay="P0D"/>
      <style:text-properties fo:color="#661900" style:text-underline-style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luc Charles</meta:initial-creator>
    <meta:creation-date>2018-10-23T07:56:40.032983657</meta:creation-date>
    <dc:date>2019-06-20T18:01:03.167754357</dc:date>
    <dc:creator>jean-luc Charles</dc:creator>
    <meta:editing-duration>PT1H7M28S</meta:editing-duration>
    <meta:editing-cycles>16</meta:editing-cycles>
    <meta:generator>LibreOffice/6.2.2.2$Linux_X86_64 LibreOffice_project/20$Build-2</meta:generator>
    <meta:document-statistic meta:object-count="52"/>
  </office:meta>
</office:document-meta>
</file>

<file path=Object 1/content.xml><?xml version="1.0" encoding="utf-8"?>
<math xmlns="http://www.w3.org/1998/Math/MathML">
  <semantics>
    <mrow>
      <mo fence="true" stretchy="false">‖</mo>
      <mrow>
        <msup>
          <mi>e</mi>
          <mstyle mathvariant="bold">
            <mi>Y</mi>
          </mstyle>
        </msup>
      </mrow>
      <mo fence="true" stretchy="false">‖</mo>
    </mrow>
    <annotation encoding="StarMath 5.0">ldline e^{bold{Y}} rdline </annotation>
  </semantics>
</math>
</file>

<file path=Object 2/content.xml><?xml version="1.0" encoding="utf-8"?>
<math xmlns="http://www.w3.org/1998/Math/MathML" display="block">
  <semantics>
    <mfrac>
      <msub>
        <mi>y</mi>
        <mn>1</mn>
      </msub>
      <mrow>
        <mo fence="true" stretchy="false">‖</mo>
        <mrow>
          <msup>
            <mi>e</mi>
            <mstyle mathvariant="bold">
              <mi>Y</mi>
            </mstyle>
          </msup>
        </mrow>
        <mo fence="true" stretchy="false">‖</mo>
      </mrow>
    </mfrac>
    <annotation encoding="StarMath 5.0">{y_1} over {ldline e^{ bold Y } rdline } </annotation>
  </semantics>
</math>
</file>

<file path=Object 3/content.xml><?xml version="1.0" encoding="utf-8"?>
<math xmlns="http://www.w3.org/1998/Math/MathML" display="block">
  <semantics>
    <mfrac>
      <msub>
        <mi>y</mi>
        <mn>2</mn>
      </msub>
      <mrow>
        <mo fence="true" stretchy="false">‖</mo>
        <mrow>
          <msup>
            <mi>e</mi>
            <mstyle mathvariant="bold">
              <mi>Y</mi>
            </mstyle>
          </msup>
        </mrow>
        <mo fence="true" stretchy="false">‖</mo>
      </mrow>
    </mfrac>
    <annotation encoding="StarMath 5.0">{y_2} over {ldline e^{ bold Y } rdline } </annotation>
  </semantics>
</math>
</file>

<file path=Object 4/content.xml><?xml version="1.0" encoding="utf-8"?>
<math xmlns="http://www.w3.org/1998/Math/MathML" display="block">
  <semantics>
    <mfrac>
      <msub>
        <mi>y</mi>
        <mn>9</mn>
      </msub>
      <mrow>
        <mo fence="true" stretchy="false">‖</mo>
        <mrow>
          <msup>
            <mi>e</mi>
            <mstyle mathvariant="bold">
              <mi>Y</mi>
            </mstyle>
          </msup>
        </mrow>
        <mo fence="true" stretchy="false">‖</mo>
      </mrow>
    </mfrac>
    <annotation encoding="StarMath 5.0">{y_9} over {ldline e^{ bold Y } rdline } </annotation>
  </semantics>
</math>
</file>

<file path=Object 5/content.xml><?xml version="1.0" encoding="utf-8"?>
<math xmlns="http://www.w3.org/1998/Math/MathML" display="block">
  <semantics>
    <mfrac>
      <msub>
        <mi>y</mi>
        <mn>10</mn>
      </msub>
      <mrow>
        <mo fence="true" stretchy="false">‖</mo>
        <mrow>
          <msup>
            <mi>e</mi>
            <mstyle mathvariant="bold">
              <mi>Y</mi>
            </mstyle>
          </msup>
        </mrow>
        <mo fence="true" stretchy="false">‖</mo>
      </mrow>
    </mfrac>
    <annotation encoding="StarMath 5.0">{y_10} over {ldline e^{ bold Y } rdline } </annotation>
  </semantics>
</math>
</file>